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64" style:master-page-name="MasterPage2" style:family="paragraph" style:name="P39">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0">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1">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2">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3">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4">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5">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6">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7">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4" style:family="paragraph" style:name="P48">
      <style:paragraph-properties fo:line-height="150%" fo:text-align="justify" fo:margin-left="0cm" fo:margin-right="0cm" fo:text-indent="0cm" fo:margin-top="12pt"/>
      <style:text-properties fo:color="#000000" fo:font-family="Liberation Serif" style:font-family-asian="Noto Serif CJK SC" style:font-family-complex="Noto Sans Devanagari" fo:font-size="12pt" fo:language="en" fo:country="US"/>
    </style:style>
    <style:style style:parent-style-name="662" style:family="paragraph" style:name="P49">
      <style:paragraph-properties fo:line-height="150%" fo:text-align="justify" fo:margin-top="12pt" fo:margin-bottom="7pt"/>
      <style:text-properties fo:color="#000000" fo:font-family="Liberation Serif" style:font-family-asian="Noto Serif CJK SC" style:font-family-complex="Noto Sans Devanagari" fo:font-size="12pt" fo:language="en" fo:country="US"/>
    </style:style>
  </office:automatic-styles>
  <office:body>
    <office:text text:use-soft-page-breaks="true">
      <text:p text:style-name="P39"><text:span>DAVID PEÑALVER NAVARRO</text:span><text:span/></text:p>
      <text:p text:style-name="P40"><text:span/><text:span/></text:p>
      <text:p text:style-name="P41"><text:span>Dear Ms. Carter,</text:span><text:span/></text:p>
      <text:p text:style-name="P42"><text:span>Thank you for bringing this matter to our attention.</text:span><text:span/></text:p>
      <text:p text:style-name="P43"><text:span>We feel sorry about this misunderstanding </text:span><text:span>with the antivirus</text:span><text:span> process.</text:span><text:span/></text:p>
      <text:p text:style-name="P44"><text:span>Wh</text:span><text:span>at seems to have happened is that you felt you could do anything with your computer, but everyday new viruses are created and some of them aren't stopped by your antivirus. It is very important to be careful with what you download and with what you search. In addition, you mention you did not have any antivirus installed. </text:span><text:span/></text:p>
      <text:p text:style-name="P45"><text:span>What we install is the pre-installer of our antivirus. Then, you have to fill the register process with your data, that’s the reason why we can not install it directly.</text:span><text:span/><text:span/></text:p>
      <text:p text:style-name="P46"><text:span>Nonetheless, our satisfaction is our priority. </text:span><text:span>For that reason, w</text:span><text:span>e will check your PC in order to eradicate that virus and prevent new possible infections </text:span><text:span>with a one-year subscription of </text:span><text:span>the</text:span><text:span> professional </text:span><text:span>version of our </text:span><text:span>antivirus </text:span><text:span>for free</text:span><text:span>.</text:span><text:span/></text:p>
      <text:p text:style-name="P47"><text:span>Sincerely yours,</text:span><text:span/></text:p>
      <text:p text:style-name="P48"><text:span>Microsoft Surface Department.</text:span><text:span/></text:p>
      <text:p text:style-name="P4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137"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137"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37" style:display-name="List Paragraph" style:family="paragraph" style:name="164">
      <style:paragraph-properties fo:margin-left="1.27cm" style:contextual-spacing="true"/>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37"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137"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display-name="TOC Heading" style:family="paragraph" style:name="206">
      <style:paragraph-properties/>
    </style:style>
    <style:style style:parent-style-name="137" style:display-name="table of figures" style:family="paragraph" style:name="207">
      <style:paragraph-properties fo:margin-bottom="0pt"/>
    </style:style>
    <style:style style:display-name="DStyle_paragraph" style:family="paragraph" style:name="661">
      <style:paragraph-properties/>
      <style:text-properties fo:color="#000000" fo:font-family="Liberation Serif" style:font-family-asian="Noto Serif CJK SC" style:font-family-complex="Noto Sans Devanagari" fo:font-size="12pt" fo:language="en" fo:country="US"/>
    </style:style>
    <style:style style:parent-style-name="661" style:display-name="Standard" style:family="paragraph" style:name="662">
      <style:paragraph-properties/>
      <style:text-properties/>
    </style:style>
    <style:style style:parent-style-name="662" style:display-name="Heading" style:family="paragraph" style:name="663">
      <style:paragraph-properties fo:margin-top="12pt" fo:margin-bottom="6pt"/>
      <style:text-properties fo:font-family="Liberation Sans" style:font-family-asian="Noto Sans CJK SC" style:font-family-complex="Noto Sans Devanagari" fo:font-size="14pt"/>
    </style:style>
    <style:style style:parent-style-name="662" style:display-name="Text body" style:family="paragraph" style:name="664">
      <style:paragraph-properties fo:line-height="115%" fo:margin-top="0pt" fo:margin-bottom="7pt"/>
      <style:text-properties/>
    </style:style>
    <style:style style:parent-style-name="664" style:display-name="List" style:family="paragraph" style:name="665">
      <style:paragraph-properties/>
      <style:text-properties style:font-family-complex="Noto Sans Devanagari"/>
    </style:style>
    <style:style style:parent-style-name="662" style:display-name="Caption" style:family="paragraph" style:name="666">
      <style:paragraph-properties fo:margin-top="6pt" fo:margin-bottom="6pt"/>
      <style:text-properties style:font-family-complex="Noto Sans Devanagari" fo:font-size="12pt" fo:font-style="italic"/>
    </style:style>
    <style:style style:parent-style-name="662" style:display-name="Index" style:family="paragraph" style:name="667">
      <style:paragraph-properties/>
      <style:text-properties style:font-family-complex="Noto Sans Devanagari"/>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bullet text:level="1" text:style-name="T1">
        <style:list-level-properties text:list-level-position-and-space-mode="label-alignment">
          <style:list-level-label-alignment fo:margin-left="0cm"/>
        </style:list-level-properties>
        <style:text-properties/>
      </text:list-level-style-bullet>
      <text:list-level-style-bullet text:level="2" text:style-name="T2">
        <style:list-level-properties text:list-level-position-and-space-mode="label-alignment">
          <style:list-level-label-alignment fo:margin-left="0cm"/>
        </style:list-level-properties>
        <style:text-properties/>
      </text:list-level-style-bullet>
      <text:list-level-style-bullet text:level="3" text:style-name="T3">
        <style:list-level-properties text:list-level-position-and-space-mode="label-alignment">
          <style:list-level-label-alignment fo:margin-left="0cm"/>
        </style:list-level-properties>
        <style:text-properties/>
      </text:list-level-style-bullet>
      <text:list-level-style-bullet text:level="4" text:style-name="T4">
        <style:list-level-properties text:list-level-position-and-space-mode="label-alignment">
          <style:list-level-label-alignment fo:margin-left="0cm"/>
        </style:list-level-properties>
        <style:text-properties/>
      </text:list-level-style-bullet>
      <text:list-level-style-bullet text:level="5" text:style-name="T5">
        <style:list-level-properties text:list-level-position-and-space-mode="label-alignment">
          <style:list-level-label-alignment fo:margin-left="0cm"/>
        </style:list-level-properties>
        <style:text-properties/>
      </text:list-level-style-bullet>
      <text:list-level-style-bullet text:level="6" text:style-name="T6">
        <style:list-level-properties text:list-level-position-and-space-mode="label-alignment">
          <style:list-level-label-alignment fo:margin-left="0cm"/>
        </style:list-level-properties>
        <style:text-properties/>
      </text:list-level-style-bullet>
      <text:list-level-style-bullet text:level="7" text:style-name="T7">
        <style:list-level-properties text:list-level-position-and-space-mode="label-alignment">
          <style:list-level-label-alignment fo:margin-left="0cm"/>
        </style:list-level-properties>
        <style:text-properties/>
      </text:list-level-style-bullet>
      <text:list-level-style-bullet text:level="8" text:style-name="T8">
        <style:list-level-properties text:list-level-position-and-space-mode="label-alignment">
          <style:list-level-label-alignment fo:margin-left="0cm"/>
        </style:list-level-properties>
        <style:text-properties/>
      </text:list-level-style-bullet>
      <text:list-level-style-bullet text:level="9" text:style-name="T9">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0.143</meta:generator>
    <meta:creation-date>2024-10-28T12:26:42Z</meta:creation-date>
  </office:meta>
</office:document-meta>
</file>